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ro11" style:family="table-row">
      <style:table-row-properties style:row-height="0.4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00080"/>
    </style:style>
    <style:style style:name="ce20" style:family="table-cell" style:parent-style-name="Default">
      <style:table-cell-properties fo:background-color="#ffff00" fo:wrap-option="wrap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0" style:family="table-cell" style:parent-style-name="Default">
      <style:table-cell-properties fo:background-color="#800080"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ackground-color="#800080" fo:wrap-option="wrap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3" table:default-cell-style-name="ce18"/>
        <table:table-column table:style-name="co4" table:default-cell-style-name="Default"/>
        <table:table-column table:style-name="co1" table:number-columns-repeated="3" table:default-cell-style-name="ce23"/>
        <table:table-column table:style-name="co1" table:number-columns-repeated="3" table:default-cell-style-name="Default"/>
        <table:table-row table:style-name="ro1">
          <table:table-cell table:style-name="ce17" office:value-type="string" calcext:value-type="string">
            <text:p>Experiment</text:p>
          </table:table-cell>
          <table:table-cell table:style-name="ce17" office:value-type="string" calcext:value-type="string">
            <text:p>Parameters</text:p>
          </table:table-cell>
          <table:table-cell table:style-name="ce17" office:value-type="string" calcext:value-type="string">
            <text:p>Modification</text:p>
          </table:table-cell>
          <table:table-cell table:style-name="ce17" office:value-type="string" calcext:value-type="string">
            <text:p>Database</text:p>
          </table:table-cell>
          <table:table-cell table:style-name="ce17" office:value-type="string" calcext:value-type="string">
            <text:p>Evaluation Method</text:p>
          </table:table-cell>
          <table:table-cell table:style-name="ce17" office:value-type="string" calcext:value-type="string">
            <text:p>result_acc</text:p>
          </table:table-cell>
          <table:table-cell table:style-name="ce17" office:value-type="string" calcext:value-type="string">
            <text:p>result_auc</text:p>
          </table:table-cell>
          <table:table-cell table:style-name="ce17" office:value-type="string" calcext:value-type="string">
            <text:p>result_cem</text:p>
          </table:table-cell>
          <table:table-cell table:style-name="ce17" office:value-type="string" calcext:value-type="string">
            <text:p>results_f1</text:p>
          </table:table-cell>
          <table:table-cell table:number-columns-repeated="2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10-fold cross-validation</text:p>
          </table:table-cell>
          <table:table-cell table:style-name="ce21" office:value-type="float" office:value="0.226" calcext:value-type="float">
            <text:p>0.226</text:p>
          </table:table-cell>
          <table:table-cell table:style-name="ce21" office:value-type="float" office:value="0.521" calcext:value-type="float">
            <text:p>0.521</text:p>
          </table:table-cell>
          <table:table-cell table:style-name="ce21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21" office:value-type="float" office:value="0.221" calcext:value-type="float">
            <text:p>0.221</text:p>
          </table:table-cell>
          <table:table-cell table:style-name="ce21" office:value-type="float" office:value="0.532" calcext:value-type="float">
            <text:p>0.532</text:p>
          </table:table-cell>
          <table:table-cell table:style-name="ce21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utolabelled features + context label</text:p>
          </table:table-cell>
          <table:table-cell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21" office:value-type="float" office:value="0.214" calcext:value-type="float">
            <text:p>0.214</text:p>
          </table:table-cell>
          <table:table-cell table:style-name="ce21" office:value-type="float" office:value="0.527" calcext:value-type="float">
            <text:p>0.527</text:p>
          </table:table-cell>
          <table:table-cell table:style-name="ce21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21" office:value-type="float" office:value="0.273" calcext:value-type="float">
            <text:p>0.273</text:p>
          </table:table-cell>
          <table:table-cell table:style-name="ce21" office:value-type="float" office:value="0.575" calcext:value-type="float">
            <text:p>0.575</text:p>
          </table:table-cell>
          <table:table-cell table:style-name="ce21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21" office:value-type="float" office:value="0.293" calcext:value-type="float">
            <text:p>0.293</text:p>
          </table:table-cell>
          <table:table-cell table:style-name="ce21" office:value-type="float" office:value="0.63" calcext:value-type="float">
            <text:p>0.63</text:p>
          </table:table-cell>
          <table:table-cell table:style-name="ce21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21" office:value-type="float" office:value="0.218" calcext:value-type="float">
            <text:p>0.218</text:p>
          </table:table-cell>
          <table:table-cell table:style-name="ce21" office:value-type="float" office:value="0.519" calcext:value-type="float">
            <text:p>0.519</text:p>
          </table:table-cell>
          <table:table-cell table:style-name="ce21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21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80/20</text:p>
          </table:table-cell>
          <table:table-cell table:style-name="ce21" office:value-type="float" office:value="0.265" calcext:value-type="float">
            <text:p>0.265</text:p>
          </table:table-cell>
          <table:table-cell table:style-name="ce21" office:value-type="float" office:value="0.599" calcext:value-type="float">
            <text:p>0.599</text:p>
          </table:table-cell>
          <table:table-cell table:style-name="ce21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5" calcext:value-type="float">
            <text:p>0.517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 (VAD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15" calcext:value-type="float">
            <text:p>0.5415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32" calcext:value-type="float">
            <text:p>0.513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/>
          <table:table-cell table:style-name="ce24" table:number-columns-repeated="3"/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8"/>
          <table:table-cell office:value-type="string" calcext:value-type="string">
            <text:p>Modified empathy labels, used all features with 32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96" calcext:value-type="float">
            <text:p>0.5896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8" office:value-type="string" calcext:value-type="string">
            <text:p>[1, 0, 0, 0, 0, 1, 0, 0, 0, 0, 1]</text:p>
            <text:p/>
          </table:table-cell>
          <table:table-cell office:value-type="string" calcext:value-type="string">
            <text:p>Just used length of utterances. This is our experimental baselin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Length + mimicry (label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[1, 0, 0, 0, 1, 1, 0, 0, 0, 0, 1]</text:p>
          </table:table-cell>
          <table:table-cell office:value-type="string" calcext:value-type="string">
            <text:p>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[1, 0, 0, 0, 1, 1, 0, 0, 0, 1, 1]</text:p>
          </table:table-cell>
          <table:table-cell office:value-type="string" calcext:value-type="string">
            <text:p>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8" office:value-type="string" calcext:value-type="string">
            <text:p>[1, 0, 0, 1, 0, 1, 0, 0, 0, 0, 1]</text:p>
          </table:table-cell>
          <table:table-cell office:value-type="string" calcext:value-type="string">
            <text:p>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string" calcext:value-type="string">
            <text:p>EPITOME mechanisms seem to not affect the results very much 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8" office:value-type="string" calcext:value-type="string">
            <text:p>[1, 0, 0, 1, 0, 1, 0, 0, 0, 1, 1]</text:p>
          </table:table-cell>
          <table:table-cell office:value-type="string" calcext:value-type="string">
            <text:p>length + EPITOME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21" calcext:value-type="float">
            <text:p>0.321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[1, 0, 0, 1, 1, 1, 0, 0, 0, 0, 1]</text:p>
          </table:table-cell>
          <table:table-cell office:value-type="string" calcext:value-type="string">
            <text:p>length + EPITOME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[1, 0, 0, 1, 1, 1, 0, 0, 0, 1, 1]</text:p>
            <text:p/>
          </table:table-cell>
          <table:table-cell office:value-type="string" calcext:value-type="string">
            <text:p>length + EPITOME + VAD+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5" calcext:value-type="float">
            <text:p>0.58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8" office:value-type="string" calcext:value-type="string">
            <text:p>[1, 0, 1, 0, 0, 1, 0, 0, 0, 0, 1]</text:p>
          </table:table-cell>
          <table:table-cell office:value-type="string" calcext:value-type="string">
            <text:p>Sentiment + length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37" calcext:value-type="float">
            <text:p>0.537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8" office:value-type="string" calcext:value-type="string">
            <text:p>[1, 0, 1, 0, 0, 1, 0, 0, 0, 1, 1]</text:p>
          </table:table-cell>
          <table:table-cell office:value-type="string" calcext:value-type="string">
            <text:p>Sentiment + 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8" office:value-type="string" calcext:value-type="string">
            <text:p>[1, 0, 1, 0, 1, 1, 0, 0, 0, 0, 1]</text:p>
          </table:table-cell>
          <table:table-cell office:value-type="string" calcext:value-type="string">
            <text:p>Sentiment + 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8" office:value-type="string" calcext:value-type="string">
            <text:p>[1, 0, 1, 0, 1, 1, 0, 0, 0, 1, 1]</text:p>
          </table:table-cell>
          <table:table-cell office:value-type="string" calcext:value-type="string">
            <text:p>Sentiment + 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" calcext:value-type="float">
            <text:p>0.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8" office:value-type="string" calcext:value-type="string">
            <text:p>[1, 0, 1, 1, 0, 1, 0, 0, 0, 0, 1]</text:p>
          </table:table-cell>
          <table:table-cell office:value-type="string" calcext:value-type="string">
            <text:p>Sentiment + 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8" office:value-type="string" calcext:value-type="string">
            <text:p>[1, 0, 1, 1, 0, 1, 0, 0, 0, 1, 1]</text:p>
          </table:table-cell>
          <table:table-cell office:value-type="string" calcext:value-type="string">
            <text:p>length + EPITOME + 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[1, 0, 1, 1, 1, 1, 0, 0, 0, 0, 1]</text:p>
          </table:table-cell>
          <table:table-cell office:value-type="string" calcext:value-type="string">
            <text:p>length + EPITOME + VAD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[1, 0, 1, 1, 1, 1, 0, 0, 0, 1, 1]</text:p>
          </table:table-cell>
          <table:table-cell office:value-type="string" calcext:value-type="string">
            <text:p>length + EPITOME + VAD+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[1, 1, 0, 0, 0, 1, 0, 0, 0, 0, 1]</text:p>
          </table:table-cell>
          <table:table-cell office:value-type="string" calcext:value-type="string">
            <text:p>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8" office:value-type="string" calcext:value-type="string">
            <text:p>[1, 1, 0, 0, 0, 1, 0, 0, 0, 1, 1]</text:p>
          </table:table-cell>
          <table:table-cell office:value-type="string" calcext:value-type="string">
            <text:p>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8" office:value-type="string" calcext:value-type="string">
            <text:p>[1, 1, 0, 0, 1, 1, 0, 0, 0, 0, 1]</text:p>
          </table:table-cell>
          <table:table-cell office:value-type="string" calcext:value-type="string">
            <text:p>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8" office:value-type="string" calcext:value-type="string">
            <text:p>[1, 1, 0, 0, 1, 1, 0, 0, 0, 1, 1]</text:p>
          </table:table-cell>
          <table:table-cell office:value-type="string" calcext:value-type="string">
            <text:p>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[1, 1, 0, 1, 0, 1, 0, 0, 0, 0, 1]</text:p>
          </table:table-cell>
          <table:table-cell office:value-type="string" calcext:value-type="string">
            <text:p>length + EPITOME + intent</text:p>
          </table:table-cell>
          <table:table-cell office:value-type="string" calcext:value-type="string">
            <text:p>EPIT</text:p>
          </table:table-cell>
          <table:table-cell office:value-type="string" calcext:value-type="string">
            <text:p>80/20</text:p>
          </table:table-cell>
          <table:table-cell office:value-type="float" office:value="0.424" calcext:value-type="float">
            <text:p>0.4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[1, 1, 0, 1, 0, 1, 0, 0, 0, 1, 1]</text:p>
          </table:table-cell>
          <table:table-cell office:value-type="string" calcext:value-type="string">
            <text:p>length + EPITOME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[1, 1, 0, 1, 1, 1, 0, 0, 0, 0, 1]</text:p>
          </table:table-cell>
          <table:table-cell office:value-type="string" calcext:value-type="string">
            <text:p>length + EPITOME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[1, 1, 0, 1, 1, 1, 0, 0, 0, 1, 1]</text:p>
          </table:table-cell>
          <table:table-cell office:value-type="string" calcext:value-type="string">
            <text:p>length + EPITOME + VAD+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[1, 1, 1, 0, 0, 1, 0, 0, 0, 0, 1]</text:p>
          </table:table-cell>
          <table:table-cell office:value-type="string" calcext:value-type="string">
            <text:p>Sentiment + 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Sentiment + 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[1, 1, 1, 0, 1, 1, 0, 0, 0, 0, 1]</text:p>
          </table:table-cell>
          <table:table-cell office:value-type="string" calcext:value-type="string">
            <text:p>Sentiment + 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" calcext:value-type="float">
            <text:p>0.53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8" office:value-type="string" calcext:value-type="string">
            <text:p>[1, 1, 1, 0, 1, 1, 0, 0, 0, 1, 1]</text:p>
          </table:table-cell>
          <table:table-cell office:value-type="string" calcext:value-type="string">
            <text:p>Sentiment + 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8" office:value-type="string" calcext:value-type="string">
            <text:p>[1, 1, 1, 1, 0, 1, 0, 0, 0, 0, 1]</text:p>
          </table:table-cell>
          <table:table-cell office:value-type="string" calcext:value-type="string">
            <text:p>Sentiment + length + EPITOME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" calcext:value-type="float">
            <text:p>0.55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length + EPITOME + mimicry + sentiment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6" calcext:value-type="float">
            <text:p>0.44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8" office:value-type="string" calcext:value-type="string">
            <text:p>[1, 1, 1, 1, 1, 1, 0, 0, 0, 0, 1]</text:p>
          </table:table-cell>
          <table:table-cell office:value-type="string" calcext:value-type="string">
            <text:p>length + EPITOME + VAD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8" office:value-type="string" calcext:value-type="string">
            <text:p>[1, 1, 1, 1, 1, 1, 0, 0, 0, 1, 1]</text:p>
            <text:p/>
          </table:table-cell>
          <table:table-cell office:value-type="string" calcext:value-type="string">
            <text:p>length + EPITOME + VAD+mimicry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was replaced by emotional distance [-1,1]. Only length + emotional distance to gauge its effect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Added mimicry based on emotional distance (&gt;0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" calcext:value-type="float">
            <text:p>0.55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1" calcext:value-type="float">
            <text:p>0.51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number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Test results show that treating mimicry as a number (as was default) seems to reduce accuracy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7" calcext:value-type="float">
            <text:p>0.4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7" calcext:value-type="float">
            <text:p>0.39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Intent + sentiment + length + mimicry (&gt;0.7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Intent + sentiment + length+ EPITOME + mimicry (&gt;0.7) + exchange_number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943" calcext:value-type="float">
            <text:p>0.5943</text:p>
          </table:table-cell>
          <table:table-cell table:number-columns-repeated="3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24" calcext:value-type="float">
            <text:p>0.5924</text:p>
          </table:table-cell>
          <table:table-cell table:number-columns-repeated="3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5" table:style-name="ce21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18" office:value-type="string" calcext:value-type="string">
            <text:p>[1, 1, 1, 1, 1, 1, 0, 0, 1, 1, 1, 1, 1]</text:p>
          </table:table-cell>
          <table:table-cell office:value-type="string" calcext:value-type="string">
            <text:p>Intent + sentiment + length+ 8 emotion labels 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5" calcext:value-type="float">
            <text:p>0.5845</text:p>
          </table:table-cell>
          <table:table-cell table:number-columns-repeated="3"/>
        </table:table-row>
        <table:table-row table:style-name="ro5">
          <table:table-cell office:value-type="float" office:value="73" calcext:value-type="float">
            <text:p>73</text:p>
          </table:table-cell>
          <table:table-cell table:style-name="ce18" office:value-type="string" calcext:value-type="string">
            <text:p>[1, 1, 1, 1, 1, 1, 0, 0, 0, 1, 1, 1, 1]</text:p>
            <text:p/>
          </table:table-cell>
          <table:table-cell office:value-type="string" calcext:value-type="string">
            <text:p>Intent + Sentiment + epitome + VAD + Length + mimicry + exchange number + added a spellchecker for the VAD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Repeat of 70, no retraining, only using already trained model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6">
          <table:table-cell office:value-type="float" office:value="75" calcext:value-type="float">
            <text:p>75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eliminated EPITOME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" calcext:value-type="float">
            <text:p>0.4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45" calcext:value-type="float">
            <text:p>0.5945</text:p>
          </table:table-cell>
          <table:table-cell table:number-columns-repeated="3"/>
        </table:table-row>
        <table:table-row table:style-name="ro7">
          <table:table-cell office:value-type="float" office:value="76" calcext:value-type="float">
            <text:p>76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+ added a spellchecker for VAD. Got the spellchecker wrong, all sentences have “comma” in them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6">
          <table:table-cell office:value-type="float" office:value="77" calcext:value-type="float">
            <text:p>77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eliminated EPITOME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1" calcext:value-type="float">
            <text:p>0.551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+ added a spellchecker at the start, all lowercase, no non-alphanumeric symbols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9">
          <table:table-cell office:value-type="float" office:value="79" calcext:value-type="float">
            <text:p>79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, all lowercase, no non-alphanumeric symbols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" calcext:value-type="float">
            <text:p>0.4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, all lowercase, non-alphanumeric symbols like ? ! . and , are accepte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8" calcext:value-type="float">
            <text:p>0.438</text:p>
          </table:table-cell>
          <table:table-cell office:value-type="float" office:value="0.567" calcext:value-type="float">
            <text:p>0.567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5">
          <table:table-cell office:value-type="float" office:value="82" calcext:value-type="float">
            <text:p>82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contraction remover + 7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ERT, text pairs, 150 epochs</text:p>
          </table:table-cell>
          <table:table-cell office:value-type="string" calcext:value-type="string">
            <text:p>Carried out experimentation using BER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64/0.16/20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5784" calcext:value-type="float">
            <text:p>0.5784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Change to 5 labels</text:p>
          </table:table-cell>
          <table:table-cell table:style-name="ce20"/>
          <table:table-cell table:style-name="ce22"/>
          <table:table-cell table:style-name="ce20"/>
          <table:table-cell table:style-name="ce19"/>
          <table:table-cell table:style-name="ce24" table:number-columns-repeated="3"/>
          <table:table-cell table:number-columns-repeated="3"/>
        </table:table-row>
        <table:table-row table:style-name="ro5">
          <table:table-cell office:value-type="float" office:value="84" calcext:value-type="float">
            <text:p>84</text:p>
          </table:table-cell>
          <table:table-cell table:style-name="ce18" office:value-type="string" calcext:value-type="string">
            <text:p>[1, 1, 1, 1, 1, 1, 0, 0, 0, 1, 1, 1]</text:p>
          </table:table-cell>
          <table:table-cell table:style-name="ce18" office:value-type="string" calcext:value-type="string">
            <text:p>Intent + Sentiment + epitome + VAD + Length + mimicry + exchange number + contraction remover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506" calcext:value-type="float">
            <text:p>0.506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BERT, text pairs, 150 epochs</text:p>
          </table:table-cell>
          <table:table-cell office:value-type="string" calcext:value-type="string">
            <text:p>Carried out experimentation using BER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64/0.16/20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5">
          <table:table-cell office:value-type="float" office:value="86" calcext:value-type="float">
            <text:p>86</text:p>
          </table:table-cell>
          <table:table-cell table:style-name="ce18" office:value-type="string" calcext:value-type="string">
            <text:p>[1, 1, 1, 1, 1, 1, 0, 0, 0, 1, 1, 1]</text:p>
          </table:table-cell>
          <table:table-cell table:style-name="ce18" office:value-type="string" calcext:value-type="string">
            <text:p>Intent + Sentiment + epitome + VAD + Length + mimicry + exchange number + contraction remover – EPITOME_EX</text:p>
          </table:table-cell>
          <table:table-cell office:value-type="string" calcext:value-type="string">
            <text:p>EmpatheticExchanges</text:p>
          </table:table-cell>
          <table:table-cell/>
          <table:table-cell office:value-type="float" office:value="0.268" calcext:value-type="float">
            <text:p>0.268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2727" calcext:value-type="float">
            <text:p>0.27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/>
          <table:table-cell table:style-name="ce24" table:number-columns-repeated="3"/>
          <table:table-cell table:number-columns-repeated="3"/>
        </table:table-row>
        <table:table-row table:style-name="ro5">
          <table:table-cell office:value-type="float" office:value="87" calcext:value-type="float">
            <text:p>87</text:p>
          </table:table-cell>
          <table:table-cell table:style-name="ce18" office:value-type="string" calcext:value-type="string">
            <text:p>[1, 1, 1, 1, 1, 1, 0, 0, 0, 1, 1, 1, 1, 0]</text:p>
            <text:p/>
          </table:table-cell>
          <table:table-cell table:style-name="ce18" office:value-type="string" calcext:value-type="string">
            <text:p>Intent + Sentiment + epitome + VAD + Length + mimicry + exchange number + contraction remover – EPITOME_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4" calcext:value-type="float">
            <text:p>0.44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446" calcext:value-type="float">
            <text:p>0.4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Change to 5 labels</text:p>
          </table:table-cell>
          <table:table-cell table:style-name="ce20"/>
          <table:table-cell table:style-name="ce22"/>
          <table:table-cell table:style-name="ce20"/>
          <table:table-cell table:style-name="ce19"/>
          <table:table-cell table:style-name="ce24" table:number-columns-repeated="3"/>
          <table:table-cell table:number-columns-repeated="3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18" office:value-type="string" calcext:value-type="string">
            <text:p>[1, 1, 1, 1, 1, 1, 1, 0, 0, 1, 0, 1, 1, 0]</text:p>
            <text:p/>
          </table:table-cell>
          <table:table-cell office:value-type="string" calcext:value-type="string">
            <text:p>All empathy components in the database (32 emotion labels as baseline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94" calcext:value-type="float">
            <text:p>0.594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/>
          <table:table-cell table:style-name="ce24" table:number-columns-repeated="3"/>
          <table:table-cell table:number-columns-repeated="3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18" office:value-type="string" calcext:value-type="string">
            <text:p>[1, 1, 1, 1, 1, 1, 1, 0, 0, 1, 1, 1, 1, 0]</text:p>
            <text:p/>
          </table:table-cell>
          <table:table-cell office:value-type="string" calcext:value-type="string">
            <text:p>All empathy components in the database (32 emotion labels as baseline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All empathy components except emotion, IP and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" calcext:value-type="float">
            <text:p>0.45</text:p>
          </table:table-cell>
          <table:table-cell office:value-type="float" office:value="0.568" calcext:value-type="float">
            <text:p>0.568</text:p>
          </table:table-cell>
          <table:table-cell office:value-type="float" office:value="0.5975" calcext:value-type="float">
            <text:p>0.5975</text:p>
          </table:table-cell>
          <table:table-cell office:value-type="float" office:value="0.452" calcext:value-type="float">
            <text:p>0.452</text:p>
          </table:table-cell>
          <table:table-cell table:number-columns-repeated="2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1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Intent + sentiment + length+ EPITOME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1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All empathy components in the database (20 emotion labels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1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All empathy components in the database (8 emotion labels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8" office:value-type="string" calcext:value-type="string">
            <text:p>[1, 0, 0, 0, 0, 1, 0, 0, 0, 1, 1, 0, 1, 0]</text:p>
          </table:table-cell>
          <table:table-cell table:style-name="ce7" office:value-type="string" calcext:value-type="string">
            <text:p>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72" calcext:value-type="float">
            <text:p>0.372</text:p>
          </table:table-cell>
          <table:table-cell office:value-type="float" office:value="0.483" calcext:value-type="float">
            <text:p>0.483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8" office:value-type="string" calcext:value-type="string">
            <text:p>[1, 0, 0, 0, 0, 1, 0, 0, 0, 0, 1, 1, 1, 0]</text:p>
          </table:table-cell>
          <table:table-cell office:value-type="string" calcext:value-type="string">
            <text:p>Length + Exchange number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" calcext:value-type="float">
            <text:p>0.31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18" office:value-type="string" calcext:value-type="string">
            <text:p>[1, 0, 0, 0, 0, 1, 1, 0, 0, 0, 1, 0, 1, 0]</text:p>
            <text:p/>
          </table:table-cell>
          <table:table-cell office:value-type="string" calcext:value-type="string">
            <text:p>Length + 32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" calcext:value-type="float">
            <text:p>0.39</text:p>
          </table:table-cell>
          <table:table-cell office:value-type="float" office:value="0.511" calcext:value-type="float">
            <text:p>0.511</text:p>
          </table:table-cell>
          <table:table-cell office:value-type="float" office:value="0.556" calcext:value-type="float">
            <text:p>0.556</text:p>
          </table:table-cell>
          <table:table-cell table:number-columns-repeated="3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18" office:value-type="string" calcext:value-type="string">
            <text:p>[1, 0, 0, 0, 0, 1, 1, 0, 0, 0, 1, 0, 1, 0]</text:p>
            <text:p/>
          </table:table-cell>
          <table:table-cell office:value-type="string" calcext:value-type="string">
            <text:p>Length + 32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1" calcext:value-type="float">
            <text:p>0.411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18" office:value-type="string" calcext:value-type="string">
            <text:p>[1, 0, 0, 0, 0, 1, 1, 0, 0, 0, 1, 0, 1, 0]</text:p>
            <text:p/>
          </table:table-cell>
          <table:table-cell office:value-type="string" calcext:value-type="string">
            <text:p>Length + 32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9" calcext:value-type="float">
            <text:p>0.509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18" office:value-type="string" calcext:value-type="string">
            <text:p>[1, 0, 0, 0, 0, 1, 0, 0, 0, 1, 1, 0, 1, 0]</text:p>
            <text:p/>
          </table:table-cell>
          <table:table-cell office:value-type="string" calcext:value-type="string">
            <text:p>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85" calcext:value-type="float">
            <text:p>0.38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34" calcext:value-type="float">
            <text:p>0.534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Change to 5 labels</text:p>
          </table:table-cell>
          <table:table-cell table:style-name="ce20"/>
          <table:table-cell table:style-name="ce22"/>
          <table:table-cell table:style-name="ce20"/>
          <table:table-cell table:style-name="ce19"/>
          <table:table-cell table:style-name="ce24" table:number-columns-repeated="3"/>
          <table:table-cell table:number-columns-repeated="3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[1, 1, 1, 1, 1, 1, 0, 0, 0, 1, 0, 1, 1, 0]</text:p>
          </table:table-cell>
          <table:table-cell office:value-type="string" calcext:value-type="string">
            <text:p>L + Intent + sentiment + EPITOME + VAD + Mimicry + exchange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  <table:table-cell office:value-type="float" office:value="0.508" calcext:value-type="float">
            <text:p>0.508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/>
          <table:table-cell table:style-name="ce24" table:number-columns-repeated="3"/>
          <table:table-cell table:number-columns-repeated="3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[1, 1, 1, 1, 0, 1, 0, 1, 0, 1, 1, 1, 1, 0]</text:p>
          </table:table-cell>
          <table:table-cell office:value-type="string" calcext:value-type="string">
            <text:p>L + Intent + sentiment + EPITOME + 20 + Mimicry + exchange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3" calcext:value-type="float">
            <text:p>0.553</text:p>
          </table:table-cell>
          <table:table-cell office:value-type="float" office:value="0.595" calcext:value-type="float">
            <text:p>0.595</text:p>
          </table:table-cell>
          <table:table-cell table:number-columns-repeated="3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[1, 1, 1, 1, 1, 1, 0, 0, 0, 1, 0, 1, 1, 0]</text:p>
          </table:table-cell>
          <table:table-cell office:value-type="string" calcext:value-type="string">
            <text:p>L + Intent + sentiment + EPITOME + VAD + Mimicry + exchange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" calcext:value-type="float">
            <text:p>0.43</text:p>
          </table:table-cell>
          <table:table-cell office:value-type="float" office:value="0.54" calcext:value-type="float">
            <text:p>0.5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[1, 1, 1, 1, 1, 1, 0, 0, 0, 1, 0, 1, 1, 0]</text:p>
          </table:table-cell>
          <table:table-cell office:value-type="string" calcext:value-type="string">
            <text:p>L + Intent + sentiment + EPITOME + VAD + Mimicry + exchange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" calcext:value-type="float">
            <text:p>0.44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[1, 1, 1, 1, 1, 1, 0, 0, 0, 1, 0, 1, 1, 0]</text:p>
          </table:table-cell>
          <table:table-cell office:value-type="string" calcext:value-type="string">
            <text:p>L + Intent + sentiment + EPITOME + VAD + Mimicry + exchange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" calcext:value-type="float">
            <text:p>0.448</text:p>
          </table:table-cell>
          <table:table-cell office:value-type="float" office:value="0.559" calcext:value-type="float">
            <text:p>0.559</text:p>
          </table:table-cell>
          <table:table-cell office:value-type="float" office:value="0.593" calcext:value-type="float">
            <text:p>0.59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EW DATABASE </text:p>
          </table:table-cell>
          <table:table-cell table:style-name="ce4"/>
          <table:table-cell table:style-name="ce10"/>
          <table:table-cell table:style-name="ce11"/>
          <table:table-cell table:style-name="ce4"/>
          <table:table-cell table:style-name="ce14" table:number-columns-repeated="3"/>
          <table:table-cell table:style-name="ce4"/>
          <table:table-cell table:number-columns-repeated="2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1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All empathy components except emotion labels, EX, or IP. 150 trees</text:p>
          </table:table-cell>
          <table:table-cell office:value-type="string" calcext:value-type="string">
            <text:p>EmpatheticExchanges_expanded</text:p>
          </table:table-cell>
          <table:table-cell office:value-type="string" calcext:value-type="string">
            <text:p>80/20</text:p>
          </table:table-cell>
          <table:table-cell office:value-type="float" office:value="0.519" calcext:value-type="float">
            <text:p>0.519</text:p>
          </table:table-cell>
          <table:table-cell office:value-type="float" office:value="0.6" calcext:value-type="float">
            <text:p>0.6</text:p>
          </table:table-cell>
          <table:table-cell office:value-type="float" office:value="0.622" calcext:value-type="float">
            <text:p>0.622</text:p>
          </table:table-cell>
          <table:table-cell table:number-columns-repeated="3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18" office:value-type="string" calcext:value-type="string">
            <text:p>[1, 1, 1, 1, 1, 1, 0, 0, 0, 1, 1, 0, 1, 0]</text:p>
          </table:table-cell>
          <table:table-cell office:value-type="string" calcext:value-type="string">
            <text:p>All empathy components except emotion labels, EX, IP, and Exchange number. 150 trees</text:p>
          </table:table-cell>
          <table:table-cell office:value-type="string" calcext:value-type="string">
            <text:p>EmpatheticExchanges_expanded</text:p>
          </table:table-cell>
          <table:table-cell office:value-type="string" calcext:value-type="string">
            <text:p>80/20</text:p>
          </table:table-cell>
          <table:table-cell office:value-type="float" office:value="0.504" calcext:value-type="float">
            <text:p>0.504</text:p>
          </table:table-cell>
          <table:table-cell office:value-type="float" office:value="0.58" calcext:value-type="float">
            <text:p>0.58</text:p>
          </table:table-cell>
          <table:table-cell office:value-type="float" office:value="0.618" calcext:value-type="float">
            <text:p>0.618</text:p>
          </table:table-cell>
          <table:table-cell table:number-columns-repeated="3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18" office:value-type="string" calcext:value-type="string">
            <text:p>[1, 1, 0, 0, 0, 1, 0, 0, 0, 0, 1, 0, 1, 0]</text:p>
          </table:table-cell>
          <table:table-cell office:value-type="string" calcext:value-type="string">
            <text:p>Just VAD vectors</text:p>
          </table:table-cell>
          <table:table-cell office:value-type="string" calcext:value-type="string">
            <text:p>EmpatheticExchanges_expanded</text:p>
          </table:table-cell>
          <table:table-cell office:value-type="string" calcext:value-type="string">
            <text:p>80/20</text:p>
          </table:table-cell>
          <table:table-cell office:value-type="float" office:value="0.391" calcext:value-type="float">
            <text:p>0.391</text:p>
          </table:table-cell>
          <table:table-cell office:value-type="float" office:value="0.544" calcext:value-type="float">
            <text:p>0.544</text:p>
          </table:table-cell>
          <table:table-cell office:value-type="float" office:value="0.565" calcext:value-type="float">
            <text:p>0.565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18" office:value-type="string" calcext:value-type="string">
            <text:p>[1, 1, 0, 0, 0, 1, 0, 0, 0, 0, 1, 1, 1, 0]</text:p>
          </table:table-cell>
          <table:table-cell office:value-type="string" calcext:value-type="string">
            <text:p>Just VA, exchange number, and mimicry</text:p>
          </table:table-cell>
          <table:table-cell office:value-type="string" calcext:value-type="string">
            <text:p>EmpatheticExchanges_expanded</text:p>
          </table:table-cell>
          <table:table-cell office:value-type="string" calcext:value-type="string">
            <text:p>80/20</text:p>
          </table:table-cell>
          <table:table-cell office:value-type="float" office:value="0.366" calcext:value-type="float">
            <text:p>0.366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Change to 2 labels</text:p>
          </table:table-cell>
          <table:table-cell table:style-name="ce20"/>
          <table:table-cell table:style-name="ce22"/>
          <table:table-cell table:style-name="ce20"/>
          <table:table-cell table:style-name="ce19"/>
          <table:table-cell table:style-name="ce24" table:number-columns-repeated="3"/>
          <table:table-cell table:number-columns-repeated="3"/>
        </table:table-row>
        <table:table-row table:style-name="ro11">
          <table:table-cell office:value-type="float" office:value="109" calcext:value-type="float">
            <text:p>109</text:p>
          </table:table-cell>
          <table:table-cell table:style-name="ce18" office:value-type="string" calcext:value-type="string">
            <text:p>[1, 1, 1, 1, 1, 1, 0, 0, 0, 1, 1, 0, 1, 0]</text:p>
          </table:table-cell>
          <table:table-cell office:value-type="string" calcext:value-type="string">
            <text:p>All empathy components except emotion and exchange number.</text:p>
          </table:table-cell>
          <table:table-cell office:value-type="string" calcext:value-type="string">
            <text:p>EmpatheticExchanges_expanded</text:p>
          </table:table-cell>
          <table:table-cell office:value-type="string" calcext:value-type="string">
            <text:p>80/20</text:p>
          </table:table-cell>
          <table:table-cell office:value-type="float" office:value="0.672" calcext:value-type="float">
            <text:p>0.672</text:p>
          </table:table-cell>
          <table:table-cell office:value-type="float" office:value="0.616" calcext:value-type="float">
            <text:p>0.616</text:p>
          </table:table-cell>
          <table:table-cell office:value-type="float" office:value="0.6971" calcext:value-type="float">
            <text:p>0.6971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text pairs</text:p>
          </table:table-cell>
          <table:table-cell office:value-type="string" calcext:value-type="string">
            <text:p>BERT with binary labels</text:p>
          </table:table-cell>
          <table:table-cell office:value-type="string" calcext:value-type="string">
            <text:p>EmpatheticExchanges_expanded</text:p>
          </table:table-cell>
          <table:table-cell office:value-type="string" calcext:value-type="string">
            <text:p>64/0.16/20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716" calcext:value-type="float">
            <text:p>0.716</text:p>
          </table:table-cell>
          <table:table-cell table:number-columns-repeated="3"/>
        </table:table-row>
        <table:table-row table:style-name="ro1" table:number-rows-repeated="104845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 style:data-style-name="N2" text:time-value="11:18:41.983554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7-17T15:25:07.187185408</dc:date>
    <meta:editing-duration>P4DT21H27M</meta:editing-duration>
    <meta:editing-cycles>74</meta:editing-cycles>
    <meta:document-statistic meta:table-count="1" meta:cell-count="910" meta:object-count="0"/>
  </office:meta>
</office:document-meta>
</file>